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164.01mm" svg:y="1mm">
            <draw:object draw:notify-on-update-of-ranges="Planilha1.B1:Planilha1.D1 Planilha1.A2:Planilha1.A2 Planilha1.B2:Planilha1.D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1.24mm" svg:y="87.29mm">
            <draw:object draw:notify-on-update-of-ranges="Planilha1.B82:Planilha1.D82 Planilha1.A83:Planilha1.A83 Planilha1.B83:Planilha1.D83 Planilha1.A86:Planilha1.A86 Planilha1.B86:Planilha1.D86 Planilha1.A84:Planilha1.A84 Planilha1.B84:Planilha1.D84 Planilha1.A87:Planilha1.A87 Planilha1.B87:Planilha1.D87 Planilha1.A85:Planilha1.A85 Planilha1.B85:Planilha1.D85 Planilha1.A88:Planilha1.A88 Planilha1.B88:Planilha1.D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51.19mm" svg:height="283.98mm" svg:x="143.73mm" svg:y="347.21mm">
            <draw:object draw:notify-on-update-of-ranges="Planilha1.B132:Planilha1.E132 Planilha1.A133:Planilha1.A133 Planilha1.B133:Planilha1.E133 Planilha1.A134:Planilha1.A134 Planilha1.B134:Planilha1.E134 Planilha1.A135:Planilha1.A135 Planilha1.B135:Planilha1.E1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66.88mm" svg:height="206.36mm" svg:x="138.05mm" svg:y="677.68mm">
            <draw:object draw:notify-on-update-of-ranges="Planilha1.B143:Planilha1.B143 Planilha1.C143:Planilha1.E143 Planilha1.B144:Planilha1.B144 Planilha1.C144:Planilha1.E144 Planilha1.B145:Planilha1.B145 Planilha1.C145:Planilha1.E145 Planilha1.B146:Planilha1.B146 Planilha1.C146:Planilha1.E1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Ballons Otimizado</text:p>
          </table:table-cell>
          <table:table-cell table:formula="of:=MEDIAN([.B3:.B12])" office:value-type="float" office:value="1.109385" calcext:value-type="float">
            <text:p>1,109385</text:p>
          </table:table-cell>
          <table:table-cell table:formula="of:=MEDIAN([.C3:.C12])" office:value-type="float" office:value="0.953885" calcext:value-type="float">
            <text:p>0,953885</text:p>
          </table:table-cell>
          <table:table-cell table:formula="of:=MEDIAN([.D3:.D12])" office:value-type="float" office:value="0.72183" calcext:value-type="float">
            <text:p>0,72183</text:p>
          </table:table-cell>
          <table:table-cell/>
        </table:table-row>
        <table:table-row table:style-name="ro1">
          <table:table-cell/>
          <table:table-cell office:value-type="float" office:value="1.04885" calcext:value-type="float">
            <text:p>1,04885</text:p>
          </table:table-cell>
          <table:table-cell office:value-type="float" office:value="0.95331" calcext:value-type="float">
            <text:p>0,95331</text:p>
          </table:table-cell>
          <table:table-cell office:value-type="float" office:value="0.71415" calcext:value-type="float">
            <text:p>0,71415</text:p>
          </table:table-cell>
          <table:table-cell/>
        </table:table-row>
        <table:table-row table:style-name="ro1">
          <table:table-cell/>
          <table:table-cell office:value-type="float" office:value="1.11642" calcext:value-type="float">
            <text:p>1,11642</text:p>
          </table:table-cell>
          <table:table-cell office:value-type="float" office:value="0.95446" calcext:value-type="float">
            <text:p>0,95446</text:p>
          </table:table-cell>
          <table:table-cell office:value-type="float" office:value="0.85384" calcext:value-type="float">
            <text:p>0,85384</text:p>
          </table:table-cell>
          <table:table-cell/>
        </table:table-row>
        <table:table-row table:style-name="ro1">
          <table:table-cell/>
          <table:table-cell office:value-type="float" office:value="1.11165" calcext:value-type="float">
            <text:p>1,11165</text:p>
          </table:table-cell>
          <table:table-cell office:value-type="float" office:value="0.94739" calcext:value-type="float">
            <text:p>0,94739</text:p>
          </table:table-cell>
          <table:table-cell office:value-type="float" office:value="0.73281" calcext:value-type="float">
            <text:p>0,73281</text:p>
          </table:table-cell>
          <table:table-cell/>
        </table:table-row>
        <table:table-row table:style-name="ro1">
          <table:table-cell/>
          <table:table-cell office:value-type="float" office:value="1.11433" calcext:value-type="float">
            <text:p>1,11433</text:p>
          </table:table-cell>
          <table:table-cell office:value-type="float" office:value="0.96034" calcext:value-type="float">
            <text:p>0,96034</text:p>
          </table:table-cell>
          <table:table-cell office:value-type="float" office:value="0.67444" calcext:value-type="float">
            <text:p>0,67444</text:p>
          </table:table-cell>
          <table:table-cell/>
        </table:table-row>
        <table:table-row table:style-name="ro1">
          <table:table-cell/>
          <table:table-cell office:value-type="float" office:value="1.11911" calcext:value-type="float">
            <text:p>1,11911</text:p>
          </table:table-cell>
          <table:table-cell office:value-type="float" office:value="0.94832" calcext:value-type="float">
            <text:p>0,94832</text:p>
          </table:table-cell>
          <table:table-cell office:value-type="float" office:value="0.72951" calcext:value-type="float">
            <text:p>0,72951</text:p>
          </table:table-cell>
          <table:table-cell/>
        </table:table-row>
        <table:table-row table:style-name="ro1">
          <table:table-cell/>
          <table:table-cell office:value-type="float" office:value="1.06956" calcext:value-type="float">
            <text:p>1,06956</text:p>
          </table:table-cell>
          <table:table-cell office:value-type="float" office:value="0.95683" calcext:value-type="float">
            <text:p>0,95683</text:p>
          </table:table-cell>
          <table:table-cell office:value-type="float" office:value="0.69349" calcext:value-type="float">
            <text:p>0,69349</text:p>
          </table:table-cell>
          <table:table-cell/>
        </table:table-row>
        <table:table-row table:style-name="ro1">
          <table:table-cell/>
          <table:table-cell office:value-type="float" office:value="1.11074" calcext:value-type="float">
            <text:p>1,11074</text:p>
          </table:table-cell>
          <table:table-cell office:value-type="float" office:value="0.85715" calcext:value-type="float">
            <text:p>0,85715</text:p>
          </table:table-cell>
          <table:table-cell office:value-type="float" office:value="0.80991" calcext:value-type="float">
            <text:p>0,80991</text:p>
          </table:table-cell>
          <table:table-cell/>
        </table:table-row>
        <table:table-row table:style-name="ro1">
          <table:table-cell/>
          <table:table-cell office:value-type="float" office:value="1.05047" calcext:value-type="float">
            <text:p>1,05047</text:p>
          </table:table-cell>
          <table:table-cell office:value-type="float" office:value="0.96561" calcext:value-type="float">
            <text:p>0,96561</text:p>
          </table:table-cell>
          <table:table-cell office:value-type="float" office:value="0.70779" calcext:value-type="float">
            <text:p>0,70779</text:p>
          </table:table-cell>
          <table:table-cell/>
        </table:table-row>
        <table:table-row table:style-name="ro1">
          <table:table-cell/>
          <table:table-cell office:value-type="float" office:value="1.10803" calcext:value-type="float">
            <text:p>1,10803</text:p>
          </table:table-cell>
          <table:table-cell office:value-type="float" office:value="0.97885" calcext:value-type="float">
            <text:p>0,97885</text:p>
          </table:table-cell>
          <table:table-cell office:value-type="float" office:value="0.86091" calcext:value-type="float">
            <text:p>0,86091</text:p>
          </table:table-cell>
          <table:table-cell/>
        </table:table-row>
        <table:table-row table:style-name="ro1">
          <table:table-cell/>
          <table:table-cell office:value-type="float" office:value="0.95584" calcext:value-type="float">
            <text:p>0,95584</text:p>
          </table:table-cell>
          <table:table-cell office:value-type="float" office:value="0.94371" calcext:value-type="float">
            <text:p>0,94371</text:p>
          </table:table-cell>
          <table:table-cell office:value-type="float" office:value="0.66122" calcext:value-type="float">
            <text:p>0,6612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Exemplo1 Otimizado</text:p>
          </table:table-cell>
          <table:table-cell table:formula="of:=MEDIAN([.B16:.B25])" office:value-type="float" office:value="7.202915" calcext:value-type="float">
            <text:p>7,202915</text:p>
          </table:table-cell>
          <table:table-cell table:formula="of:=MEDIAN([.C16:.C25])" office:value-type="float" office:value="4.35397" calcext:value-type="float">
            <text:p>4,35397</text:p>
          </table:table-cell>
          <table:table-cell table:formula="of:=MEDIAN([.D16:.D25])" office:value-type="float" office:value="4.139895" calcext:value-type="float">
            <text:p>4,139895</text:p>
          </table:table-cell>
          <table:table-cell/>
        </table:table-row>
        <table:table-row table:style-name="ro1">
          <table:table-cell/>
          <table:table-cell office:value-type="float" office:value="7.19292" calcext:value-type="float">
            <text:p>7,19292</text:p>
          </table:table-cell>
          <table:table-cell office:value-type="float" office:value="4.26441" calcext:value-type="float">
            <text:p>4,26441</text:p>
          </table:table-cell>
          <table:table-cell office:value-type="float" office:value="4.07483" calcext:value-type="float">
            <text:p>4,07483</text:p>
          </table:table-cell>
          <table:table-cell/>
        </table:table-row>
        <table:table-row table:style-name="ro1">
          <table:table-cell/>
          <table:table-cell office:value-type="float" office:value="7.17538" calcext:value-type="float">
            <text:p>7,17538</text:p>
          </table:table-cell>
          <table:table-cell office:value-type="float" office:value="4.35707" calcext:value-type="float">
            <text:p>4,35707</text:p>
          </table:table-cell>
          <table:table-cell office:value-type="float" office:value="4.03367" calcext:value-type="float">
            <text:p>4,03367</text:p>
          </table:table-cell>
          <table:table-cell/>
        </table:table-row>
        <table:table-row table:style-name="ro1">
          <table:table-cell/>
          <table:table-cell office:value-type="float" office:value="7.21821" calcext:value-type="float">
            <text:p>7,21821</text:p>
          </table:table-cell>
          <table:table-cell office:value-type="float" office:value="4.51981" calcext:value-type="float">
            <text:p>4,51981</text:p>
          </table:table-cell>
          <table:table-cell office:value-type="float" office:value="4.36313" calcext:value-type="float">
            <text:p>4,36313</text:p>
          </table:table-cell>
          <table:table-cell/>
        </table:table-row>
        <table:table-row table:style-name="ro1">
          <table:table-cell/>
          <table:table-cell office:value-type="float" office:value="7.23988" calcext:value-type="float">
            <text:p>7,23988</text:p>
          </table:table-cell>
          <table:table-cell office:value-type="float" office:value="4.15388" calcext:value-type="float">
            <text:p>4,15388</text:p>
          </table:table-cell>
          <table:table-cell office:value-type="float" office:value="4.13433" calcext:value-type="float">
            <text:p>4,13433</text:p>
          </table:table-cell>
          <table:table-cell/>
        </table:table-row>
        <table:table-row table:style-name="ro1">
          <table:table-cell/>
          <table:table-cell office:value-type="float" office:value="7.16804" calcext:value-type="float">
            <text:p>7,16804</text:p>
          </table:table-cell>
          <table:table-cell office:value-type="float" office:value="4.29742" calcext:value-type="float">
            <text:p>4,29742</text:p>
          </table:table-cell>
          <table:table-cell office:value-type="float" office:value="4.14546" calcext:value-type="float">
            <text:p>4,14546</text:p>
          </table:table-cell>
          <table:table-cell/>
        </table:table-row>
        <table:table-row table:style-name="ro1">
          <table:table-cell/>
          <table:table-cell office:value-type="float" office:value="6.97637" calcext:value-type="float">
            <text:p>6,97637</text:p>
          </table:table-cell>
          <table:table-cell office:value-type="float" office:value="4.37865" calcext:value-type="float">
            <text:p>4,37865</text:p>
          </table:table-cell>
          <table:table-cell office:value-type="float" office:value="4.07552" calcext:value-type="float">
            <text:p>4,07552</text:p>
          </table:table-cell>
          <table:table-cell/>
        </table:table-row>
        <table:table-row table:style-name="ro1">
          <table:table-cell/>
          <table:table-cell office:value-type="float" office:value="7.22049" calcext:value-type="float">
            <text:p>7,22049</text:p>
          </table:table-cell>
          <table:table-cell office:value-type="float" office:value="4.41159" calcext:value-type="float">
            <text:p>4,41159</text:p>
          </table:table-cell>
          <table:table-cell office:value-type="float" office:value="4.19345" calcext:value-type="float">
            <text:p>4,19345</text:p>
          </table:table-cell>
          <table:table-cell/>
        </table:table-row>
        <table:table-row table:style-name="ro1">
          <table:table-cell/>
          <table:table-cell office:value-type="float" office:value="6.97543" calcext:value-type="float">
            <text:p>6,97543</text:p>
          </table:table-cell>
          <table:table-cell office:value-type="float" office:value="4.24384" calcext:value-type="float">
            <text:p>4,24384</text:p>
          </table:table-cell>
          <table:table-cell office:value-type="float" office:value="4.20461" calcext:value-type="float">
            <text:p>4,20461</text:p>
          </table:table-cell>
          <table:table-cell/>
        </table:table-row>
        <table:table-row table:style-name="ro1">
          <table:table-cell/>
          <table:table-cell office:value-type="float" office:value="7.30541" calcext:value-type="float">
            <text:p>7,30541</text:p>
          </table:table-cell>
          <table:table-cell office:value-type="float" office:value="4.38422" calcext:value-type="float">
            <text:p>4,38422</text:p>
          </table:table-cell>
          <table:table-cell office:value-type="float" office:value="3.99744" calcext:value-type="float">
            <text:p>3,99744</text:p>
          </table:table-cell>
          <table:table-cell/>
        </table:table-row>
        <table:table-row table:style-name="ro1">
          <table:table-cell/>
          <table:table-cell office:value-type="float" office:value="7.21291" calcext:value-type="float">
            <text:p>7,21291</text:p>
          </table:table-cell>
          <table:table-cell office:value-type="float" office:value="4.35087" calcext:value-type="float">
            <text:p>4,35087</text:p>
          </table:table-cell>
          <table:table-cell office:value-type="float" office:value="4.52222" calcext:value-type="float">
            <text:p>4,5222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Exemplo2 Otimizado</text:p>
          </table:table-cell>
          <table:table-cell table:formula="of:=MEDIAN([.B29:.B38])" office:value-type="float" office:value="5.952745" calcext:value-type="float">
            <text:p>5,952745</text:p>
          </table:table-cell>
          <table:table-cell table:formula="of:=MEDIAN([.C29:.C38])" office:value-type="float" office:value="4.510945" calcext:value-type="float">
            <text:p>4,510945</text:p>
          </table:table-cell>
          <table:table-cell table:formula="of:=MEDIAN([.D29:.D38])" office:value-type="float" office:value="4.1602" calcext:value-type="float">
            <text:p>4,1602</text:p>
          </table:table-cell>
          <table:table-cell/>
        </table:table-row>
        <table:table-row table:style-name="ro1">
          <table:table-cell/>
          <table:table-cell office:value-type="float" office:value="6.00621" calcext:value-type="float">
            <text:p>6,00621</text:p>
          </table:table-cell>
          <table:table-cell office:value-type="float" office:value="4.67974" calcext:value-type="float">
            <text:p>4,67974</text:p>
          </table:table-cell>
          <table:table-cell office:value-type="float" office:value="4.51686" calcext:value-type="float">
            <text:p>4,51686</text:p>
          </table:table-cell>
          <table:table-cell/>
        </table:table-row>
        <table:table-row table:style-name="ro1">
          <table:table-cell/>
          <table:table-cell office:value-type="float" office:value="5.96909" calcext:value-type="float">
            <text:p>5,96909</text:p>
          </table:table-cell>
          <table:table-cell office:value-type="float" office:value="4.41138" calcext:value-type="float">
            <text:p>4,41138</text:p>
          </table:table-cell>
          <table:table-cell office:value-type="float" office:value="4.17767" calcext:value-type="float">
            <text:p>4,17767</text:p>
          </table:table-cell>
          <table:table-cell/>
        </table:table-row>
        <table:table-row table:style-name="ro1">
          <table:table-cell/>
          <table:table-cell office:value-type="float" office:value="5.94571" calcext:value-type="float">
            <text:p>5,94571</text:p>
          </table:table-cell>
          <table:table-cell office:value-type="float" office:value="4.40083" calcext:value-type="float">
            <text:p>4,40083</text:p>
          </table:table-cell>
          <table:table-cell office:value-type="float" office:value="4.19668" calcext:value-type="float">
            <text:p>4,19668</text:p>
          </table:table-cell>
          <table:table-cell/>
        </table:table-row>
        <table:table-row table:style-name="ro1">
          <table:table-cell/>
          <table:table-cell office:value-type="float" office:value="5.92265" calcext:value-type="float">
            <text:p>5,92265</text:p>
          </table:table-cell>
          <table:table-cell office:value-type="float" office:value="4.59683" calcext:value-type="float">
            <text:p>4,59683</text:p>
          </table:table-cell>
          <table:table-cell office:value-type="float" office:value="4.00869" calcext:value-type="float">
            <text:p>4,00869</text:p>
          </table:table-cell>
          <table:table-cell/>
        </table:table-row>
        <table:table-row table:style-name="ro1">
          <table:table-cell/>
          <table:table-cell office:value-type="float" office:value="5.95978" calcext:value-type="float">
            <text:p>5,95978</text:p>
          </table:table-cell>
          <table:table-cell office:value-type="float" office:value="4.61983" calcext:value-type="float">
            <text:p>4,61983</text:p>
          </table:table-cell>
          <table:table-cell office:value-type="float" office:value="4.81231" calcext:value-type="float">
            <text:p>4,81231</text:p>
          </table:table-cell>
          <table:table-cell/>
        </table:table-row>
        <table:table-row table:style-name="ro1">
          <table:table-cell/>
          <table:table-cell office:value-type="float" office:value="5.93325" calcext:value-type="float">
            <text:p>5,93325</text:p>
          </table:table-cell>
          <table:table-cell office:value-type="float" office:value="4.54975" calcext:value-type="float">
            <text:p>4,54975</text:p>
          </table:table-cell>
          <table:table-cell office:value-type="float" office:value="4.14273" calcext:value-type="float">
            <text:p>4,14273</text:p>
          </table:table-cell>
          <table:table-cell/>
        </table:table-row>
        <table:table-row table:style-name="ro1">
          <table:table-cell/>
          <table:table-cell office:value-type="float" office:value="6.02496" calcext:value-type="float">
            <text:p>6,02496</text:p>
          </table:table-cell>
          <table:table-cell office:value-type="float" office:value="4.31864" calcext:value-type="float">
            <text:p>4,31864</text:p>
          </table:table-cell>
          <table:table-cell office:value-type="float" office:value="4.02574" calcext:value-type="float">
            <text:p>4,02574</text:p>
          </table:table-cell>
          <table:table-cell/>
        </table:table-row>
        <table:table-row table:style-name="ro1">
          <table:table-cell/>
          <table:table-cell office:value-type="float" office:value="5.83743" calcext:value-type="float">
            <text:p>5,83743</text:p>
          </table:table-cell>
          <table:table-cell office:value-type="float" office:value="4.62533" calcext:value-type="float">
            <text:p>4,62533</text:p>
          </table:table-cell>
          <table:table-cell office:value-type="float" office:value="4.00781" calcext:value-type="float">
            <text:p>4,00781</text:p>
          </table:table-cell>
          <table:table-cell/>
        </table:table-row>
        <table:table-row table:style-name="ro1">
          <table:table-cell/>
          <table:table-cell office:value-type="float" office:value="5.98721" calcext:value-type="float">
            <text:p>5,98721</text:p>
          </table:table-cell>
          <table:table-cell office:value-type="float" office:value="4.35178" calcext:value-type="float">
            <text:p>4,35178</text:p>
          </table:table-cell>
          <table:table-cell office:value-type="float" office:value="4.03906" calcext:value-type="float">
            <text:p>4,03906</text:p>
          </table:table-cell>
          <table:table-cell/>
        </table:table-row>
        <table:table-row table:style-name="ro1">
          <table:table-cell/>
          <table:table-cell office:value-type="float" office:value="5.93985" calcext:value-type="float">
            <text:p>5,93985</text:p>
          </table:table-cell>
          <table:table-cell office:value-type="float" office:value="4.47214" calcext:value-type="float">
            <text:p>4,47214</text:p>
          </table:table-cell>
          <table:table-cell office:value-type="float" office:value="4.94918" calcext:value-type="float">
            <text:p>4,9491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Ballons Otimizado</text:p>
          </table:table-cell>
          <table:table-cell table:formula="of:=MEDIAN([.B43:.B52])" office:value-type="float" office:value="1.11355" calcext:value-type="float">
            <text:p>1,11355</text:p>
          </table:table-cell>
          <table:table-cell table:formula="of:=MEDIAN([.C43:.C52])" office:value-type="float" office:value="0.93139" calcext:value-type="float">
            <text:p>0,93139</text:p>
          </table:table-cell>
          <table:table-cell table:formula="of:=MEDIAN([.D43:.D52])" office:value-type="float" office:value="0.69421" calcext:value-type="float">
            <text:p>0,69421</text:p>
          </table:table-cell>
          <table:table-cell/>
        </table:table-row>
        <table:table-row table:style-name="ro1">
          <table:table-cell/>
          <table:table-cell office:value-type="float" office:value="1.11311" calcext:value-type="float">
            <text:p>1,11311</text:p>
          </table:table-cell>
          <table:table-cell office:value-type="float" office:value="0.87129" calcext:value-type="float">
            <text:p>0,87129</text:p>
          </table:table-cell>
          <table:table-cell office:value-type="float" office:value="0.65481" calcext:value-type="float">
            <text:p>0,65481</text:p>
          </table:table-cell>
          <table:table-cell/>
        </table:table-row>
        <table:table-row table:style-name="ro1">
          <table:table-cell/>
          <table:table-cell office:value-type="float" office:value="1.11542" calcext:value-type="float">
            <text:p>1,11542</text:p>
          </table:table-cell>
          <table:table-cell office:value-type="float" office:value="0.94881" calcext:value-type="float">
            <text:p>0,94881</text:p>
          </table:table-cell>
          <table:table-cell office:value-type="float" office:value="0.61296" calcext:value-type="float">
            <text:p>0,61296</text:p>
          </table:table-cell>
          <table:table-cell/>
        </table:table-row>
        <table:table-row table:style-name="ro1">
          <table:table-cell/>
          <table:table-cell office:value-type="float" office:value="1.11399" calcext:value-type="float">
            <text:p>1,11399</text:p>
          </table:table-cell>
          <table:table-cell office:value-type="float" office:value="0.92942" calcext:value-type="float">
            <text:p>0,92942</text:p>
          </table:table-cell>
          <table:table-cell office:value-type="float" office:value="0.71746" calcext:value-type="float">
            <text:p>0,71746</text:p>
          </table:table-cell>
          <table:table-cell/>
        </table:table-row>
        <table:table-row table:style-name="ro1">
          <table:table-cell/>
          <table:table-cell office:value-type="float" office:value="1.11615" calcext:value-type="float">
            <text:p>1,11615</text:p>
          </table:table-cell>
          <table:table-cell office:value-type="float" office:value="0.94595" calcext:value-type="float">
            <text:p>0,94595</text:p>
          </table:table-cell>
          <table:table-cell office:value-type="float" office:value="0.88764" calcext:value-type="float">
            <text:p>0,88764</text:p>
          </table:table-cell>
          <table:table-cell/>
        </table:table-row>
        <table:table-row table:style-name="ro1">
          <table:table-cell/>
          <table:table-cell office:value-type="float" office:value="1.11156" calcext:value-type="float">
            <text:p>1,11156</text:p>
          </table:table-cell>
          <table:table-cell office:value-type="float" office:value="0.92773" calcext:value-type="float">
            <text:p>0,92773</text:p>
          </table:table-cell>
          <table:table-cell office:value-type="float" office:value="0.69235" calcext:value-type="float">
            <text:p>0,69235</text:p>
          </table:table-cell>
          <table:table-cell/>
        </table:table-row>
        <table:table-row table:style-name="ro1">
          <table:table-cell/>
          <table:table-cell office:value-type="float" office:value="1.11025" calcext:value-type="float">
            <text:p>1,11025</text:p>
          </table:table-cell>
          <table:table-cell office:value-type="float" office:value="0.95163" calcext:value-type="float">
            <text:p>0,95163</text:p>
          </table:table-cell>
          <table:table-cell office:value-type="float" office:value="0.60356" calcext:value-type="float">
            <text:p>0,60356</text:p>
          </table:table-cell>
          <table:table-cell/>
        </table:table-row>
        <table:table-row table:style-name="ro1">
          <table:table-cell/>
          <table:table-cell office:value-type="float" office:value="1.11898" calcext:value-type="float">
            <text:p>1,11898</text:p>
          </table:table-cell>
          <table:table-cell office:value-type="float" office:value="0.86529" calcext:value-type="float">
            <text:p>0,86529</text:p>
          </table:table-cell>
          <table:table-cell office:value-type="float" office:value="0.69505" calcext:value-type="float">
            <text:p>0,69505</text:p>
          </table:table-cell>
          <table:table-cell/>
        </table:table-row>
        <table:table-row table:style-name="ro1">
          <table:table-cell/>
          <table:table-cell office:value-type="float" office:value="1.05216" calcext:value-type="float">
            <text:p>1,05216</text:p>
          </table:table-cell>
          <table:table-cell office:value-type="float" office:value="0.93336" calcext:value-type="float">
            <text:p>0,93336</text:p>
          </table:table-cell>
          <table:table-cell office:value-type="float" office:value="0.70761" calcext:value-type="float">
            <text:p>0,70761</text:p>
          </table:table-cell>
          <table:table-cell/>
        </table:table-row>
        <table:table-row table:style-name="ro1">
          <table:table-cell/>
          <table:table-cell office:value-type="float" office:value="1.12451" calcext:value-type="float">
            <text:p>1,12451</text:p>
          </table:table-cell>
          <table:table-cell office:value-type="float" office:value="0.96119" calcext:value-type="float">
            <text:p>0,96119</text:p>
          </table:table-cell>
          <table:table-cell office:value-type="float" office:value="0.69337" calcext:value-type="float">
            <text:p>0,69337</text:p>
          </table:table-cell>
          <table:table-cell/>
        </table:table-row>
        <table:table-row table:style-name="ro1">
          <table:table-cell/>
          <table:table-cell office:value-type="float" office:value="1.00889" calcext:value-type="float">
            <text:p>1,00889</text:p>
          </table:table-cell>
          <table:table-cell office:value-type="float" office:value="0.92911" calcext:value-type="float">
            <text:p>0,92911</text:p>
          </table:table-cell>
          <table:table-cell office:value-type="float" office:value="0.71601" calcext:value-type="float">
            <text:p>0,7160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Exemplo1 Otimizado</text:p>
          </table:table-cell>
          <table:table-cell table:formula="of:=MEDIAN([.B56:.B65])" office:value-type="float" office:value="7.205585" calcext:value-type="float">
            <text:p>7,205585</text:p>
          </table:table-cell>
          <table:table-cell table:formula="of:=MEDIAN([.C56:.C65])" office:value-type="float" office:value="4.296695" calcext:value-type="float">
            <text:p>4,296695</text:p>
          </table:table-cell>
          <table:table-cell table:formula="of:=MEDIAN([.D56:.D65])" office:value-type="float" office:value="4.150345" calcext:value-type="float">
            <text:p>4,150345</text:p>
          </table:table-cell>
          <table:table-cell/>
        </table:table-row>
        <table:table-row table:style-name="ro1">
          <table:table-cell/>
          <table:table-cell office:value-type="float" office:value="7.19621" calcext:value-type="float">
            <text:p>7,19621</text:p>
          </table:table-cell>
          <table:table-cell office:value-type="float" office:value="4.37866" calcext:value-type="float">
            <text:p>4,37866</text:p>
          </table:table-cell>
          <table:table-cell office:value-type="float" office:value="4.21238" calcext:value-type="float">
            <text:p>4,21238</text:p>
          </table:table-cell>
          <table:table-cell/>
        </table:table-row>
        <table:table-row table:style-name="ro1">
          <table:table-cell/>
          <table:table-cell office:value-type="float" office:value="7.19675" calcext:value-type="float">
            <text:p>7,19675</text:p>
          </table:table-cell>
          <table:table-cell office:value-type="float" office:value="4.50126" calcext:value-type="float">
            <text:p>4,50126</text:p>
          </table:table-cell>
          <table:table-cell office:value-type="float" office:value="4.02816" calcext:value-type="float">
            <text:p>4,02816</text:p>
          </table:table-cell>
          <table:table-cell/>
        </table:table-row>
        <table:table-row table:style-name="ro1">
          <table:table-cell/>
          <table:table-cell office:value-type="float" office:value="7.20499" calcext:value-type="float">
            <text:p>7,20499</text:p>
          </table:table-cell>
          <table:table-cell office:value-type="float" office:value="4.21116" calcext:value-type="float">
            <text:p>4,21116</text:p>
          </table:table-cell>
          <table:table-cell office:value-type="float" office:value="3.99052" calcext:value-type="float">
            <text:p>3,99052</text:p>
          </table:table-cell>
          <table:table-cell/>
        </table:table-row>
        <table:table-row table:style-name="ro1">
          <table:table-cell/>
          <table:table-cell office:value-type="float" office:value="7.07844" calcext:value-type="float">
            <text:p>7,07844</text:p>
          </table:table-cell>
          <table:table-cell office:value-type="float" office:value="4.08333" calcext:value-type="float">
            <text:p>4,08333</text:p>
          </table:table-cell>
          <table:table-cell office:value-type="float" office:value="4.01659" calcext:value-type="float">
            <text:p>4,01659</text:p>
          </table:table-cell>
          <table:table-cell/>
        </table:table-row>
        <table:table-row table:style-name="ro1">
          <table:table-cell/>
          <table:table-cell office:value-type="float" office:value="7.20618" calcext:value-type="float">
            <text:p>7,20618</text:p>
          </table:table-cell>
          <table:table-cell office:value-type="float" office:value="4.30031" calcext:value-type="float">
            <text:p>4,30031</text:p>
          </table:table-cell>
          <table:table-cell office:value-type="float" office:value="4.14112" calcext:value-type="float">
            <text:p>4,14112</text:p>
          </table:table-cell>
          <table:table-cell/>
        </table:table-row>
        <table:table-row table:style-name="ro1">
          <table:table-cell/>
          <table:table-cell office:value-type="float" office:value="7.22069" calcext:value-type="float">
            <text:p>7,22069</text:p>
          </table:table-cell>
          <table:table-cell office:value-type="float" office:value="4.36395" calcext:value-type="float">
            <text:p>4,36395</text:p>
          </table:table-cell>
          <table:table-cell office:value-type="float" office:value="4.18343" calcext:value-type="float">
            <text:p>4,18343</text:p>
          </table:table-cell>
          <table:table-cell/>
        </table:table-row>
        <table:table-row table:style-name="ro1">
          <table:table-cell/>
          <table:table-cell office:value-type="float" office:value="7.26531" calcext:value-type="float">
            <text:p>7,26531</text:p>
          </table:table-cell>
          <table:table-cell office:value-type="float" office:value="4.28911" calcext:value-type="float">
            <text:p>4,28911</text:p>
          </table:table-cell>
          <table:table-cell office:value-type="float" office:value="4.69496" calcext:value-type="float">
            <text:p>4,69496</text:p>
          </table:table-cell>
          <table:table-cell/>
        </table:table-row>
        <table:table-row table:style-name="ro1">
          <table:table-cell/>
          <table:table-cell office:value-type="float" office:value="7.23879" calcext:value-type="float">
            <text:p>7,23879</text:p>
          </table:table-cell>
          <table:table-cell office:value-type="float" office:value="4.27698" calcext:value-type="float">
            <text:p>4,27698</text:p>
          </table:table-cell>
          <table:table-cell office:value-type="float" office:value="4.12809" calcext:value-type="float">
            <text:p>4,12809</text:p>
          </table:table-cell>
          <table:table-cell/>
        </table:table-row>
        <table:table-row table:style-name="ro1">
          <table:table-cell/>
          <table:table-cell office:value-type="float" office:value="7.17076" calcext:value-type="float">
            <text:p>7,17076</text:p>
          </table:table-cell>
          <table:table-cell office:value-type="float" office:value="4.29308" calcext:value-type="float">
            <text:p>4,29308</text:p>
          </table:table-cell>
          <table:table-cell office:value-type="float" office:value="4.15957" calcext:value-type="float">
            <text:p>4,15957</text:p>
          </table:table-cell>
          <table:table-cell/>
        </table:table-row>
        <table:table-row table:style-name="ro1">
          <table:table-cell/>
          <table:table-cell office:value-type="float" office:value="7.21042" calcext:value-type="float">
            <text:p>7,21042</text:p>
          </table:table-cell>
          <table:table-cell office:value-type="float" office:value="4.42303" calcext:value-type="float">
            <text:p>4,42303</text:p>
          </table:table-cell>
          <table:table-cell office:value-type="float" office:value="4.23704" calcext:value-type="float">
            <text:p>4,2370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Exemplo2 Otimizado</text:p>
          </table:table-cell>
          <table:table-cell table:formula="of:=MEDIAN([.B69:.B78])" office:value-type="float" office:value="5.97683" calcext:value-type="float">
            <text:p>5,97683</text:p>
          </table:table-cell>
          <table:table-cell table:formula="of:=MEDIAN([.C69:.C78])" office:value-type="float" office:value="4.534205" calcext:value-type="float">
            <text:p>4,534205</text:p>
          </table:table-cell>
          <table:table-cell table:formula="of:=MEDIAN([.D69:.D78])" office:value-type="float" office:value="4.15152" calcext:value-type="float">
            <text:p>4,15152</text:p>
          </table:table-cell>
          <table:table-cell/>
        </table:table-row>
        <table:table-row table:style-name="ro1">
          <table:table-cell/>
          <table:table-cell office:value-type="float" office:value="5.89421" calcext:value-type="float">
            <text:p>5,89421</text:p>
          </table:table-cell>
          <table:table-cell office:value-type="float" office:value="4.51387" calcext:value-type="float">
            <text:p>4,51387</text:p>
          </table:table-cell>
          <table:table-cell office:value-type="float" office:value="4.07551" calcext:value-type="float">
            <text:p>4,07551</text:p>
          </table:table-cell>
          <table:table-cell/>
        </table:table-row>
        <table:table-row table:style-name="ro1">
          <table:table-cell/>
          <table:table-cell office:value-type="float" office:value="5.87031" calcext:value-type="float">
            <text:p>5,87031</text:p>
          </table:table-cell>
          <table:table-cell office:value-type="float" office:value="4.57049" calcext:value-type="float">
            <text:p>4,57049</text:p>
          </table:table-cell>
          <table:table-cell office:value-type="float" office:value="4.23212" calcext:value-type="float">
            <text:p>4,23212</text:p>
          </table:table-cell>
          <table:table-cell/>
        </table:table-row>
        <table:table-row table:style-name="ro1">
          <table:table-cell/>
          <table:table-cell office:value-type="float" office:value="5.97604" calcext:value-type="float">
            <text:p>5,97604</text:p>
          </table:table-cell>
          <table:table-cell office:value-type="float" office:value="4.72898" calcext:value-type="float">
            <text:p>4,72898</text:p>
          </table:table-cell>
          <table:table-cell office:value-type="float" office:value="4.35849" calcext:value-type="float">
            <text:p>4,35849</text:p>
          </table:table-cell>
          <table:table-cell/>
        </table:table-row>
        <table:table-row table:style-name="ro1">
          <table:table-cell/>
          <table:table-cell office:value-type="float" office:value="5.91448" calcext:value-type="float">
            <text:p>5,91448</text:p>
          </table:table-cell>
          <table:table-cell office:value-type="float" office:value="4.62754" calcext:value-type="float">
            <text:p>4,62754</text:p>
          </table:table-cell>
          <table:table-cell office:value-type="float" office:value="4.05589" calcext:value-type="float">
            <text:p>4,05589</text:p>
          </table:table-cell>
          <table:table-cell/>
        </table:table-row>
        <table:table-row table:style-name="ro1">
          <table:table-cell/>
          <table:table-cell office:value-type="float" office:value="6.09484" calcext:value-type="float">
            <text:p>6,09484</text:p>
          </table:table-cell>
          <table:table-cell office:value-type="float" office:value="4.48979" calcext:value-type="float">
            <text:p>4,48979</text:p>
          </table:table-cell>
          <table:table-cell office:value-type="float" office:value="4.31447" calcext:value-type="float">
            <text:p>4,31447</text:p>
          </table:table-cell>
          <table:table-cell/>
        </table:table-row>
        <table:table-row table:style-name="ro1">
          <table:table-cell/>
          <table:table-cell office:value-type="float" office:value="6.02025" calcext:value-type="float">
            <text:p>6,02025</text:p>
          </table:table-cell>
          <table:table-cell office:value-type="float" office:value="4.55454" calcext:value-type="float">
            <text:p>4,55454</text:p>
          </table:table-cell>
          <table:table-cell office:value-type="float" office:value="4.26882" calcext:value-type="float">
            <text:p>4,26882</text:p>
          </table:table-cell>
          <table:table-cell/>
        </table:table-row>
        <table:table-row table:style-name="ro1">
          <table:table-cell/>
          <table:table-cell office:value-type="float" office:value="5.97762" calcext:value-type="float">
            <text:p>5,97762</text:p>
          </table:table-cell>
          <table:table-cell office:value-type="float" office:value="4.65501" calcext:value-type="float">
            <text:p>4,65501</text:p>
          </table:table-cell>
          <table:table-cell office:value-type="float" office:value="4.05281" calcext:value-type="float">
            <text:p>4,05281</text:p>
          </table:table-cell>
          <table:table-cell/>
        </table:table-row>
        <table:table-row table:style-name="ro1">
          <table:table-cell/>
          <table:table-cell office:value-type="float" office:value="6.00732" calcext:value-type="float">
            <text:p>6,00732</text:p>
          </table:table-cell>
          <table:table-cell office:value-type="float" office:value="4.29065" calcext:value-type="float">
            <text:p>4,29065</text:p>
          </table:table-cell>
          <table:table-cell office:value-type="float" office:value="3.94922" calcext:value-type="float">
            <text:p>3,94922</text:p>
          </table:table-cell>
          <table:table-cell/>
        </table:table-row>
        <table:table-row table:style-name="ro1">
          <table:table-cell/>
          <table:table-cell office:value-type="float" office:value="6.01369" calcext:value-type="float">
            <text:p>6,01369</text:p>
          </table:table-cell>
          <table:table-cell office:value-type="float" office:value="4.47896" calcext:value-type="float">
            <text:p>4,47896</text:p>
          </table:table-cell>
          <table:table-cell office:value-type="float" office:value="4.13663" calcext:value-type="float">
            <text:p>4,13663</text:p>
          </table:table-cell>
          <table:table-cell/>
        </table:table-row>
        <table:table-row table:style-name="ro1">
          <table:table-cell/>
          <table:table-cell office:value-type="float" office:value="5.86242" calcext:value-type="float">
            <text:p>5,86242</text:p>
          </table:table-cell>
          <table:table-cell office:value-type="float" office:value="4.45242" calcext:value-type="float">
            <text:p>4,45242</text:p>
          </table:table-cell>
          <table:table-cell office:value-type="float" office:value="4.16641" calcext:value-type="float">
            <text:p>4,16641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Otimizado </text:span>Ballons</text:p>
          </table:table-cell>
          <table:table-cell office:value-type="float" office:value="1.109385" calcext:value-type="float">
            <text:p>1,109385</text:p>
          </table:table-cell>
          <table:table-cell office:value-type="float" office:value="0.953885" calcext:value-type="float">
            <text:p>0,953885</text:p>
          </table:table-cell>
          <table:table-cell office:value-type="float" office:value="0.721831" calcext:value-type="float">
            <text:p>0,721831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Otimizado </text:span>Exemplo1</text:p>
          </table:table-cell>
          <table:table-cell office:value-type="float" office:value="7.202915" calcext:value-type="float">
            <text:p>7,202915</text:p>
          </table:table-cell>
          <table:table-cell office:value-type="float" office:value="4.353972" calcext:value-type="float">
            <text:p>4,353972</text:p>
          </table:table-cell>
          <table:table-cell office:value-type="float" office:value="4.139895" calcext:value-type="float">
            <text:p>4,139895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Otimizado </text:span>Exemplo2</text:p>
          </table:table-cell>
          <table:table-cell office:value-type="float" office:value="5.952745" calcext:value-type="float">
            <text:p>5,952745</text:p>
          </table:table-cell>
          <table:table-cell office:value-type="float" office:value="4.510945" calcext:value-type="float">
            <text:p>4,510945</text:p>
          </table:table-cell>
          <table:table-cell office:value-type="float" office:value="4.160243" calcext:value-type="float">
            <text:p>4,160243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OPENMP </text:span>Ballons</text:p>
          </table:table-cell>
          <table:table-cell office:value-type="float" office:value="1.113553" calcext:value-type="float">
            <text:p>1,113553</text:p>
          </table:table-cell>
          <table:table-cell office:value-type="float" office:value="0.931392" calcext:value-type="float">
            <text:p>0,931392</text:p>
          </table:table-cell>
          <table:table-cell office:value-type="float" office:value="0.694221" calcext:value-type="float">
            <text:p>0,694221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OPENMP </text:span>Exemplo1</text:p>
          </table:table-cell>
          <table:table-cell office:value-type="float" office:value="7.205585" calcext:value-type="float">
            <text:p>7,205585</text:p>
          </table:table-cell>
          <table:table-cell office:value-type="float" office:value="4.296695" calcext:value-type="float">
            <text:p>4,296695</text:p>
          </table:table-cell>
          <table:table-cell office:value-type="float" office:value="4.150345" calcext:value-type="float">
            <text:p>4,150345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OPENMP </text:span>Exemplo2</text:p>
          </table:table-cell>
          <table:table-cell office:value-type="float" office:value="5.976832" calcext:value-type="float">
            <text:p>5,976832</text:p>
          </table:table-cell>
          <table:table-cell office:value-type="float" office:value="4.534205" calcext:value-type="float">
            <text:p>4,534205</text:p>
          </table:table-cell>
          <table:table-cell office:value-type="float" office:value="4.151521" calcext:value-type="float">
            <text:p>4,15152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MEDIAN([.B93:.B102])" office:value-type="float" office:value="1.9012" calcext:value-type="float">
            <text:p>1,9012</text:p>
          </table:table-cell>
          <table:table-cell table:formula="of:=MEDIAN([.C93:.C102])" office:value-type="float" office:value="1.11055" calcext:value-type="float">
            <text:p>1,11055</text:p>
          </table:table-cell>
          <table:table-cell table:formula="of:=MEDIAN([.D93:.D102])" office:value-type="float" office:value="0.941395" calcext:value-type="float">
            <text:p>0,941395</text:p>
          </table:table-cell>
          <table:table-cell table:formula="of:=MEDIAN([.E93:.E102])" office:value-type="float" office:value="0.702255" calcext:value-type="float">
            <text:p>0,702255</text:p>
          </table:table-cell>
        </table:table-row>
        <table:table-row table:style-name="ro1">
          <table:table-cell/>
          <table:table-cell office:value-type="float" office:value="1.89632" calcext:value-type="float">
            <text:p>1,89632</text:p>
          </table:table-cell>
          <table:table-cell office:value-type="float" office:value="1.09691" calcext:value-type="float">
            <text:p>1,09691</text:p>
          </table:table-cell>
          <table:table-cell office:value-type="float" office:value="0.94662" calcext:value-type="float">
            <text:p>0,94662</text:p>
          </table:table-cell>
          <table:table-cell office:value-type="float" office:value="0.6554" calcext:value-type="float">
            <text:p>0,6554</text:p>
          </table:table-cell>
        </table:table-row>
        <table:table-row table:style-name="ro1">
          <table:table-cell/>
          <table:table-cell office:value-type="float" office:value="1.88507" calcext:value-type="float">
            <text:p>1,88507</text:p>
          </table:table-cell>
          <table:table-cell office:value-type="float" office:value="0.92356" calcext:value-type="float">
            <text:p>0,92356</text:p>
          </table:table-cell>
          <table:table-cell office:value-type="float" office:value="0.96053" calcext:value-type="float">
            <text:p>0,96053</text:p>
          </table:table-cell>
          <table:table-cell office:value-type="float" office:value="0.80857" calcext:value-type="float">
            <text:p>0,80857</text:p>
          </table:table-cell>
        </table:table-row>
        <table:table-row table:style-name="ro1">
          <table:table-cell/>
          <table:table-cell office:value-type="float" office:value="1.899" calcext:value-type="float">
            <text:p>1,899</text:p>
          </table:table-cell>
          <table:table-cell office:value-type="float" office:value="1.11675" calcext:value-type="float">
            <text:p>1,11675</text:p>
          </table:table-cell>
          <table:table-cell office:value-type="float" office:value="0.96238" calcext:value-type="float">
            <text:p>0,96238</text:p>
          </table:table-cell>
          <table:table-cell office:value-type="float" office:value="0.73299" calcext:value-type="float">
            <text:p>0,73299</text:p>
          </table:table-cell>
        </table:table-row>
        <table:table-row table:style-name="ro1">
          <table:table-cell/>
          <table:table-cell office:value-type="float" office:value="1.92183" calcext:value-type="float">
            <text:p>1,92183</text:p>
          </table:table-cell>
          <table:table-cell office:value-type="float" office:value="1.14055" calcext:value-type="float">
            <text:p>1,14055</text:p>
          </table:table-cell>
          <table:table-cell office:value-type="float" office:value="0.99039" calcext:value-type="float">
            <text:p>0,99039</text:p>
          </table:table-cell>
          <table:table-cell office:value-type="float" office:value="0.68169" calcext:value-type="float">
            <text:p>0,68169</text:p>
          </table:table-cell>
        </table:table-row>
        <table:table-row table:style-name="ro1">
          <table:table-cell/>
          <table:table-cell office:value-type="float" office:value="1.9034" calcext:value-type="float">
            <text:p>1,9034</text:p>
          </table:table-cell>
          <table:table-cell office:value-type="float" office:value="1.10954" calcext:value-type="float">
            <text:p>1,10954</text:p>
          </table:table-cell>
          <table:table-cell office:value-type="float" office:value="0.89912" calcext:value-type="float">
            <text:p>0,89912</text:p>
          </table:table-cell>
          <table:table-cell office:value-type="float" office:value="0.7518" calcext:value-type="float">
            <text:p>0,7518</text:p>
          </table:table-cell>
        </table:table-row>
        <table:table-row table:style-name="ro1">
          <table:table-cell/>
          <table:table-cell office:value-type="float" office:value="1.96656" calcext:value-type="float">
            <text:p>1,96656</text:p>
          </table:table-cell>
          <table:table-cell office:value-type="float" office:value="1.01363" calcext:value-type="float">
            <text:p>1,01363</text:p>
          </table:table-cell>
          <table:table-cell office:value-type="float" office:value="0.89818" calcext:value-type="float">
            <text:p>0,89818</text:p>
          </table:table-cell>
          <table:table-cell office:value-type="float" office:value="0.69241" calcext:value-type="float">
            <text:p>0,69241</text:p>
          </table:table-cell>
        </table:table-row>
        <table:table-row table:style-name="ro1">
          <table:table-cell/>
          <table:table-cell office:value-type="float" office:value="1.88973" calcext:value-type="float">
            <text:p>1,88973</text:p>
          </table:table-cell>
          <table:table-cell office:value-type="float" office:value="1.06102" calcext:value-type="float">
            <text:p>1,06102</text:p>
          </table:table-cell>
          <table:table-cell office:value-type="float" office:value="0.9371" calcext:value-type="float">
            <text:p>0,9371</text:p>
          </table:table-cell>
          <table:table-cell office:value-type="float" office:value="0.70622" calcext:value-type="float">
            <text:p>0,70622</text:p>
          </table:table-cell>
        </table:table-row>
        <table:table-row table:style-name="ro1">
          <table:table-cell/>
          <table:table-cell office:value-type="float" office:value="1.92733" calcext:value-type="float">
            <text:p>1,92733</text:p>
          </table:table-cell>
          <table:table-cell office:value-type="float" office:value="1.11408" calcext:value-type="float">
            <text:p>1,11408</text:p>
          </table:table-cell>
          <table:table-cell office:value-type="float" office:value="0.88205" calcext:value-type="float">
            <text:p>0,88205</text:p>
          </table:table-cell>
          <table:table-cell office:value-type="float" office:value="0.76875" calcext:value-type="float">
            <text:p>0,76875</text:p>
          </table:table-cell>
        </table:table-row>
        <table:table-row table:style-name="ro1">
          <table:table-cell/>
          <table:table-cell office:value-type="float" office:value="1.90561" calcext:value-type="float">
            <text:p>1,90561</text:p>
          </table:table-cell>
          <table:table-cell office:value-type="float" office:value="1.11175" calcext:value-type="float">
            <text:p>1,11175</text:p>
          </table:table-cell>
          <table:table-cell office:value-type="float" office:value="0.90256" calcext:value-type="float">
            <text:p>0,90256</text:p>
          </table:table-cell>
          <table:table-cell office:value-type="float" office:value="0.69829" calcext:value-type="float">
            <text:p>0,69829</text:p>
          </table:table-cell>
        </table:table-row>
        <table:table-row table:style-name="ro1">
          <table:table-cell/>
          <table:table-cell office:value-type="float" office:value="1.88779" calcext:value-type="float">
            <text:p>1,88779</text:p>
          </table:table-cell>
          <table:table-cell office:value-type="float" office:value="1.11156" calcext:value-type="float">
            <text:p>1,11156</text:p>
          </table:table-cell>
          <table:table-cell office:value-type="float" office:value="0.94569" calcext:value-type="float">
            <text:p>0,94569</text:p>
          </table:table-cell>
          <table:table-cell office:value-type="float" office:value="0.68198" calcext:value-type="float">
            <text:p>0,6819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MEDIAN([.B106:.B115])" office:value-type="float" office:value="14.79767" calcext:value-type="float">
            <text:p>14,79767</text:p>
          </table:table-cell>
          <table:table-cell table:formula="of:=MEDIAN([.C106:.C115])" office:value-type="float" office:value="7.204395" calcext:value-type="float">
            <text:p>7,204395</text:p>
          </table:table-cell>
          <table:table-cell table:formula="of:=MEDIAN([.D106:.D115])" office:value-type="float" office:value="4.33012" calcext:value-type="float">
            <text:p>4,33012</text:p>
          </table:table-cell>
          <table:table-cell table:formula="of:=MEDIAN([.E106:.E115])" office:value-type="float" office:value="4.071955" calcext:value-type="float">
            <text:p>4,071955</text:p>
          </table:table-cell>
        </table:table-row>
        <table:table-row table:style-name="ro1">
          <table:table-cell/>
          <table:table-cell office:value-type="float" office:value="14.55834" calcext:value-type="float">
            <text:p>14,55834</text:p>
          </table:table-cell>
          <table:table-cell office:value-type="float" office:value="6.98012" calcext:value-type="float">
            <text:p>6,98012</text:p>
          </table:table-cell>
          <table:table-cell office:value-type="float" office:value="4.28935" calcext:value-type="float">
            <text:p>4,28935</text:p>
          </table:table-cell>
          <table:table-cell office:value-type="float" office:value="4.09058" calcext:value-type="float">
            <text:p>4,09058</text:p>
          </table:table-cell>
        </table:table-row>
        <table:table-row table:style-name="ro1">
          <table:table-cell/>
          <table:table-cell office:value-type="float" office:value="15.20225" calcext:value-type="float">
            <text:p>15,20225</text:p>
          </table:table-cell>
          <table:table-cell office:value-type="float" office:value="7.24605" calcext:value-type="float">
            <text:p>7,24605</text:p>
          </table:table-cell>
          <table:table-cell office:value-type="float" office:value="4.41083" calcext:value-type="float">
            <text:p>4,41083</text:p>
          </table:table-cell>
          <table:table-cell office:value-type="float" office:value="3.98771" calcext:value-type="float">
            <text:p>3,98771</text:p>
          </table:table-cell>
        </table:table-row>
        <table:table-row table:style-name="ro1">
          <table:table-cell/>
          <table:table-cell office:value-type="float" office:value="15.29871" calcext:value-type="float">
            <text:p>15,29871</text:p>
          </table:table-cell>
          <table:table-cell office:value-type="float" office:value="7.21308" calcext:value-type="float">
            <text:p>7,21308</text:p>
          </table:table-cell>
          <table:table-cell office:value-type="float" office:value="4.2296" calcext:value-type="float">
            <text:p>4,2296</text:p>
          </table:table-cell>
          <table:table-cell office:value-type="float" office:value="4.08123" calcext:value-type="float">
            <text:p>4,08123</text:p>
          </table:table-cell>
        </table:table-row>
        <table:table-row table:style-name="ro1">
          <table:table-cell/>
          <table:table-cell office:value-type="float" office:value="14.54487" calcext:value-type="float">
            <text:p>14,54487</text:p>
          </table:table-cell>
          <table:table-cell office:value-type="float" office:value="7.1873" calcext:value-type="float">
            <text:p>7,1873</text:p>
          </table:table-cell>
          <table:table-cell office:value-type="float" office:value="4.37" calcext:value-type="float">
            <text:p>4,37</text:p>
          </table:table-cell>
          <table:table-cell office:value-type="float" office:value="4.03553" calcext:value-type="float">
            <text:p>4,03553</text:p>
          </table:table-cell>
        </table:table-row>
        <table:table-row table:style-name="ro1">
          <table:table-cell/>
          <table:table-cell office:value-type="float" office:value="14.62672" calcext:value-type="float">
            <text:p>14,62672</text:p>
          </table:table-cell>
          <table:table-cell office:value-type="float" office:value="7.09844" calcext:value-type="float">
            <text:p>7,09844</text:p>
          </table:table-cell>
          <table:table-cell office:value-type="float" office:value="4.33914" calcext:value-type="float">
            <text:p>4,33914</text:p>
          </table:table-cell>
          <table:table-cell office:value-type="float" office:value="4.07652" calcext:value-type="float">
            <text:p>4,07652</text:p>
          </table:table-cell>
        </table:table-row>
        <table:table-row table:style-name="ro1">
          <table:table-cell/>
          <table:table-cell office:value-type="float" office:value="14.47912" calcext:value-type="float">
            <text:p>14,47912</text:p>
          </table:table-cell>
          <table:table-cell office:value-type="float" office:value="7.20542" calcext:value-type="float">
            <text:p>7,20542</text:p>
          </table:table-cell>
          <table:table-cell office:value-type="float" office:value="4.26719" calcext:value-type="float">
            <text:p>4,26719</text:p>
          </table:table-cell>
          <table:table-cell office:value-type="float" office:value="4.16932" calcext:value-type="float">
            <text:p>4,16932</text:p>
          </table:table-cell>
        </table:table-row>
        <table:table-row table:style-name="ro1">
          <table:table-cell/>
          <table:table-cell office:value-type="float" office:value="14.79822" calcext:value-type="float">
            <text:p>14,79822</text:p>
          </table:table-cell>
          <table:table-cell office:value-type="float" office:value="7.20337" calcext:value-type="float">
            <text:p>7,20337</text:p>
          </table:table-cell>
          <table:table-cell office:value-type="float" office:value="4.47903" calcext:value-type="float">
            <text:p>4,47903</text:p>
          </table:table-cell>
          <table:table-cell office:value-type="float" office:value="4.21587" calcext:value-type="float">
            <text:p>4,21587</text:p>
          </table:table-cell>
        </table:table-row>
        <table:table-row table:style-name="ro1">
          <table:table-cell/>
          <table:table-cell office:value-type="float" office:value="14.86865" calcext:value-type="float">
            <text:p>14,86865</text:p>
          </table:table-cell>
          <table:table-cell office:value-type="float" office:value="7.19599" calcext:value-type="float">
            <text:p>7,19599</text:p>
          </table:table-cell>
          <table:table-cell office:value-type="float" office:value="4.28494" calcext:value-type="float">
            <text:p>4,28494</text:p>
          </table:table-cell>
          <table:table-cell office:value-type="float" office:value="4.06739" calcext:value-type="float">
            <text:p>4,06739</text:p>
          </table:table-cell>
        </table:table-row>
        <table:table-row table:style-name="ro1">
          <table:table-cell/>
          <table:table-cell office:value-type="float" office:value="14.79712" calcext:value-type="float">
            <text:p>14,79712</text:p>
          </table:table-cell>
          <table:table-cell office:value-type="float" office:value="7.33263" calcext:value-type="float">
            <text:p>7,33263</text:p>
          </table:table-cell>
          <table:table-cell office:value-type="float" office:value="4.41301" calcext:value-type="float">
            <text:p>4,41301</text:p>
          </table:table-cell>
          <table:table-cell office:value-type="float" office:value="4.05958" calcext:value-type="float">
            <text:p>4,05958</text:p>
          </table:table-cell>
        </table:table-row>
        <table:table-row table:style-name="ro1">
          <table:table-cell/>
          <table:table-cell office:value-type="float" office:value="14.84665" calcext:value-type="float">
            <text:p>14,84665</text:p>
          </table:table-cell>
          <table:table-cell office:value-type="float" office:value="7.40962" calcext:value-type="float">
            <text:p>7,40962</text:p>
          </table:table-cell>
          <table:table-cell office:value-type="float" office:value="4.3211" calcext:value-type="float">
            <text:p>4,3211</text:p>
          </table:table-cell>
          <table:table-cell office:value-type="float" office:value="4.05467" calcext:value-type="float">
            <text:p>4,054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MEDIAN([.B119:.B128])" office:value-type="float" office:value="11.46187" calcext:value-type="float">
            <text:p>11,46187</text:p>
          </table:table-cell>
          <table:table-cell table:formula="of:=MEDIAN([.C119:.C128])" office:value-type="float" office:value="4.845385" calcext:value-type="float">
            <text:p>4,845385</text:p>
          </table:table-cell>
          <table:table-cell table:formula="of:=MEDIAN([.D119:.D128])" office:value-type="float" office:value="3.777255" calcext:value-type="float">
            <text:p>3,777255</text:p>
          </table:table-cell>
          <table:table-cell table:formula="of:=MEDIAN([.E119:.E128])" office:value-type="float" office:value="3.44958" calcext:value-type="float">
            <text:p>3,44958</text:p>
          </table:table-cell>
        </table:table-row>
        <table:table-row table:style-name="ro1">
          <table:table-cell/>
          <table:table-cell office:value-type="float" office:value="11.45198" calcext:value-type="float">
            <text:p>11,45198</text:p>
          </table:table-cell>
          <table:table-cell office:value-type="float" office:value="4.82528" calcext:value-type="float">
            <text:p>4,82528</text:p>
          </table:table-cell>
          <table:table-cell office:value-type="float" office:value="3.8121" calcext:value-type="float">
            <text:p>3,8121</text:p>
          </table:table-cell>
          <table:table-cell office:value-type="float" office:value="3.5406" calcext:value-type="float">
            <text:p>3,5406</text:p>
          </table:table-cell>
        </table:table-row>
        <table:table-row table:style-name="ro1">
          <table:table-cell/>
          <table:table-cell office:value-type="float" office:value="11.47176" calcext:value-type="float">
            <text:p>11,47176</text:p>
          </table:table-cell>
          <table:table-cell office:value-type="float" office:value="4.79161" calcext:value-type="float">
            <text:p>4,79161</text:p>
          </table:table-cell>
          <table:table-cell office:value-type="float" office:value="3.90597" calcext:value-type="float">
            <text:p>3,90597</text:p>
          </table:table-cell>
          <table:table-cell office:value-type="float" office:value="3.55218" calcext:value-type="float">
            <text:p>3,55218</text:p>
          </table:table-cell>
        </table:table-row>
        <table:table-row table:style-name="ro1">
          <table:table-cell/>
          <table:table-cell office:value-type="float" office:value="11.51871" calcext:value-type="float">
            <text:p>11,51871</text:p>
          </table:table-cell>
          <table:table-cell office:value-type="float" office:value="4.87137" calcext:value-type="float">
            <text:p>4,87137</text:p>
          </table:table-cell>
          <table:table-cell office:value-type="float" office:value="3.57201" calcext:value-type="float">
            <text:p>3,57201</text:p>
          </table:table-cell>
          <table:table-cell office:value-type="float" office:value="3.48308" calcext:value-type="float">
            <text:p>3,48308</text:p>
          </table:table-cell>
        </table:table-row>
        <table:table-row table:style-name="ro1">
          <table:table-cell/>
          <table:table-cell office:value-type="float" office:value="11.41378" calcext:value-type="float">
            <text:p>11,41378</text:p>
          </table:table-cell>
          <table:table-cell office:value-type="float" office:value="4.86001" calcext:value-type="float">
            <text:p>4,86001</text:p>
          </table:table-cell>
          <table:table-cell office:value-type="float" office:value="3.6841" calcext:value-type="float">
            <text:p>3,6841</text:p>
          </table:table-cell>
          <table:table-cell office:value-type="float" office:value="3.24955" calcext:value-type="float">
            <text:p>3,24955</text:p>
          </table:table-cell>
        </table:table-row>
        <table:table-row table:style-name="ro1">
          <table:table-cell/>
          <table:table-cell office:value-type="float" office:value="11.48478" calcext:value-type="float">
            <text:p>11,48478</text:p>
          </table:table-cell>
          <table:table-cell office:value-type="float" office:value="4.87235" calcext:value-type="float">
            <text:p>4,87235</text:p>
          </table:table-cell>
          <table:table-cell office:value-type="float" office:value="3.81512" calcext:value-type="float">
            <text:p>3,81512</text:p>
          </table:table-cell>
          <table:table-cell office:value-type="float" office:value="3.72515" calcext:value-type="float">
            <text:p>3,72515</text:p>
          </table:table-cell>
        </table:table-row>
        <table:table-row table:style-name="ro1">
          <table:table-cell/>
          <table:table-cell office:value-type="float" office:value="11.39696" calcext:value-type="float">
            <text:p>11,39696</text:p>
          </table:table-cell>
          <table:table-cell office:value-type="float" office:value="4.87149" calcext:value-type="float">
            <text:p>4,87149</text:p>
          </table:table-cell>
          <table:table-cell office:value-type="float" office:value="3.7983" calcext:value-type="float">
            <text:p>3,7983</text:p>
          </table:table-cell>
          <table:table-cell office:value-type="float" office:value="3.38814" calcext:value-type="float">
            <text:p>3,38814</text:p>
          </table:table-cell>
        </table:table-row>
        <table:table-row table:style-name="ro1">
          <table:table-cell/>
          <table:table-cell office:value-type="float" office:value="11.63402" calcext:value-type="float">
            <text:p>11,63402</text:p>
          </table:table-cell>
          <table:table-cell office:value-type="float" office:value="4.82375" calcext:value-type="float">
            <text:p>4,82375</text:p>
          </table:table-cell>
          <table:table-cell office:value-type="float" office:value="3.73545" calcext:value-type="float">
            <text:p>3,73545</text:p>
          </table:table-cell>
          <table:table-cell office:value-type="float" office:value="3.27061" calcext:value-type="float">
            <text:p>3,27061</text:p>
          </table:table-cell>
        </table:table-row>
        <table:table-row table:style-name="ro1">
          <table:table-cell/>
          <table:table-cell office:value-type="float" office:value="11.57461" calcext:value-type="float">
            <text:p>11,57461</text:p>
          </table:table-cell>
          <table:table-cell office:value-type="float" office:value="4.87075" calcext:value-type="float">
            <text:p>4,87075</text:p>
          </table:table-cell>
          <table:table-cell office:value-type="float" office:value="3.75621" calcext:value-type="float">
            <text:p>3,75621</text:p>
          </table:table-cell>
          <table:table-cell office:value-type="float" office:value="3.40193" calcext:value-type="float">
            <text:p>3,40193</text:p>
          </table:table-cell>
        </table:table-row>
        <table:table-row table:style-name="ro1">
          <table:table-cell/>
          <table:table-cell office:value-type="float" office:value="11.37352" calcext:value-type="float">
            <text:p>11,37352</text:p>
          </table:table-cell>
          <table:table-cell office:value-type="float" office:value="4.70874" calcext:value-type="float">
            <text:p>4,70874</text:p>
          </table:table-cell>
          <table:table-cell office:value-type="float" office:value="3.80349" calcext:value-type="float">
            <text:p>3,80349</text:p>
          </table:table-cell>
          <table:table-cell office:value-type="float" office:value="3.45687" calcext:value-type="float">
            <text:p>3,45687</text:p>
          </table:table-cell>
        </table:table-row>
        <table:table-row table:style-name="ro1">
          <table:table-cell/>
          <table:table-cell office:value-type="float" office:value="11.44004" calcext:value-type="float">
            <text:p>11,44004</text:p>
          </table:table-cell>
          <table:table-cell office:value-type="float" office:value="4.83076" calcext:value-type="float">
            <text:p>4,83076</text:p>
          </table:table-cell>
          <table:table-cell office:value-type="float" office:value="3.71643" calcext:value-type="float">
            <text:p>3,71643</text:p>
          </table:table-cell>
          <table:table-cell office:value-type="float" office:value="3.44229" calcext:value-type="float">
            <text:p>3,4422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llons</text:p>
          </table:table-cell>
          <table:table-cell office:value-type="float" office:value="1.9012" calcext:value-type="float">
            <text:p>1,9012</text:p>
          </table:table-cell>
          <table:table-cell office:value-type="float" office:value="1.11055" calcext:value-type="float">
            <text:p>1,11055</text:p>
          </table:table-cell>
          <table:table-cell office:value-type="float" office:value="0.941395" calcext:value-type="float">
            <text:p>0,941395</text:p>
          </table:table-cell>
          <table:table-cell office:value-type="float" office:value="0.702255" calcext:value-type="float">
            <text:p>0,702255</text:p>
          </table:table-cell>
        </table:table-row>
        <table:table-row table:style-name="ro1">
          <table:table-cell office:value-type="string" calcext:value-type="string">
            <text:p>Exemplo1</text:p>
          </table:table-cell>
          <table:table-cell office:value-type="float" office:value="14.79767" calcext:value-type="float">
            <text:p>14,79767</text:p>
          </table:table-cell>
          <table:table-cell office:value-type="float" office:value="7.204395" calcext:value-type="float">
            <text:p>7,204395</text:p>
          </table:table-cell>
          <table:table-cell office:value-type="float" office:value="4.33012" calcext:value-type="float">
            <text:p>4,33012</text:p>
          </table:table-cell>
          <table:table-cell office:value-type="float" office:value="4.071955" calcext:value-type="float">
            <text:p>4,071955</text:p>
          </table:table-cell>
        </table:table-row>
        <table:table-row table:style-name="ro1">
          <table:table-cell office:value-type="string" calcext:value-type="string">
            <text:p>Exemplo2</text:p>
          </table:table-cell>
          <table:table-cell office:value-type="float" office:value="11.46187" calcext:value-type="float">
            <text:p>11,46187</text:p>
          </table:table-cell>
          <table:table-cell office:value-type="float" office:value="4.845385" calcext:value-type="float">
            <text:p>4,845385</text:p>
          </table:table-cell>
          <table:table-cell office:value-type="float" office:value="3.777255" calcext:value-type="float">
            <text:p>3,777255</text:p>
          </table:table-cell>
          <table:table-cell office:value-type="float" office:value="3.44958" calcext:value-type="float">
            <text:p>3,4495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float" office:value="0.584131075" calcext:value-type="float">
            <text:p>0,584131075</text:p>
          </table:table-cell>
          <table:table-cell office:value-type="float" office:value="0.495158321" calcext:value-type="float">
            <text:p>0,495158321</text:p>
          </table:table-cell>
          <table:table-cell office:value-type="float" office:value="0.369374606" calcext:value-type="float">
            <text:p>0,369374606</text:p>
          </table:table-cell>
        </table:table-row>
        <table:table-row table:style-name="ro1">
          <table:table-cell table:number-columns-repeated="2"/>
          <table:table-cell office:value-type="float" office:value="0.486860094" calcext:value-type="float">
            <text:p>0,486860094</text:p>
          </table:table-cell>
          <table:table-cell office:value-type="float" office:value="0.292621744" calcext:value-type="float">
            <text:p>0,292621744</text:p>
          </table:table-cell>
          <table:table-cell office:value-type="float" office:value="0.275175416" calcext:value-type="float">
            <text:p>0,275175416</text:p>
          </table:table-cell>
        </table:table-row>
        <table:table-row table:style-name="ro1">
          <table:table-cell table:number-columns-repeated="2"/>
          <table:table-cell office:value-type="float" office:value="0.422739483" calcext:value-type="float">
            <text:p>0,422739483</text:p>
          </table:table-cell>
          <table:table-cell office:value-type="float" office:value="0.329549628" calcext:value-type="float">
            <text:p>0,329549628</text:p>
          </table:table-cell>
          <table:table-cell office:value-type="float" office:value="0.300961361" calcext:value-type="float">
            <text:p>0,30096136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Ballons</text:p>
          </table:table-cell>
          <table:table-cell office:value-type="float" office:value="1.42" calcext:value-type="float">
            <text:p>1,42</text:p>
          </table:table-cell>
          <table:table-cell office:value-type="float" office:value="1.51" calcext:value-type="float">
            <text:p>1,51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/>
          <table:table-cell office:value-type="string" calcext:value-type="string">
            <text:p>Exemplo1</text:p>
          </table:table-cell>
          <table:table-cell office:value-type="float" office:value="1.52" calcext:value-type="float">
            <text:p>1,52</text:p>
          </table:table-cell>
          <table:table-cell office:value-type="float" office:value="1.71" calcext:value-type="float">
            <text:p>1,71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/>
          <table:table-cell office:value-type="string" calcext:value-type="string">
            <text:p>Exemplo2</text:p>
          </table:table-cell>
          <table:table-cell office:value-type="float" office:value="1.58" calcext:value-type="float">
            <text:p>1,58</text:p>
          </table:table-cell>
          <table:table-cell office:value-type="float" office:value="1.68" calcext:value-type="float">
            <text:p>1,68</text:p>
          </table:table-cell>
          <table:table-cell office:value-type="float" office:value="1.7" calcext:value-type="float">
            <text:p>1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22:45:20.1787240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0:37:08.953293120</meta:creation-date>
    <dc:date>2019-06-20T01:24:23.193892697</dc:date>
    <meta:editing-duration>PT14M17S</meta:editing-duration>
    <meta:editing-cycles>2</meta:editing-cycles>
    <meta:generator>LibreOffice/6.0.7.3$Linux_X86_64 LibreOffice_project/00m0$Build-3</meta:generator>
    <meta:document-statistic meta:table-count="1" meta:cell-count="4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4cm" svg:y="4.201cm" style:legend-expansion="high" chart:style-name="ch2"/>
        <chart:plot-area chart:style-name="ch3" table:cell-range-address="Planilha1.A1:Planilha1.D2" chart:data-source-has-labels="both" svg:x="0.32cm" svg:y="0.18cm" svg:width="11.8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1cm" svg:y="0.18cm" svg:width="11.041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lanilha1.B1:Planilha1.D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ilha1.B2:Planilha1.D2" chart:label-cell-address="Planilha1.A2:Planilha1.A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B1:Planilha1.D1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Ballons Otimizado</text:p>
                <draw:g>
                  <svg:desc>Planilha1.A2:Planilha1.A2</svg:desc>
                </draw:g>
              </table:table-cell>
              <table:table-cell office:value-type="float" office:value="1.109385">
                <text:p>1.109385</text:p>
                <draw:g>
                  <svg:desc>Planilha1.B2:Planilha1.D2</svg:desc>
                </draw:g>
              </table:table-cell>
              <table:table-cell office:value-type="float" office:value="0.953885">
                <text:p>0.953885</text:p>
              </table:table-cell>
              <table:table-cell office:value-type="float" office:value="0.72183">
                <text:p>0.72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3 1 4 2 5" chart:style-name="ch1">
        <chart:legend chart:legend-position="end" svg:x="12.044cm" svg:y="2.956cm" style:legend-expansion="high" chart:style-name="ch2"/>
        <chart:plot-area chart:style-name="ch3" table:cell-range-address="Planilha1.B82:Planilha1.D85 Planilha1.A82:Planilha1.A85 Planilha1.A86:Planilha1.D88" chart:data-source-has-labels="both" svg:x="0.32cm" svg:y="0.18cm" svg:width="11.404cm" svg:height="8.64cm">
          <chartooo:coordinate-region svg:x="0.756cm" svg:y="0.379cm" svg:width="10.968cm" svg:height="7.794cm"/>
          <chart:axis chart:dimension="x" chart:name="primary-x" chart:style-name="ch4" chartooo:axis-type="auto">
            <chartooo:date-scale/>
            <chart:categories table:cell-range-address="Planilha1.B82:Planilha1.D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83:Planilha1.D83" chart:label-cell-address="Planilha1.A83:Planilha1.A83" chart:class="chart:bar">
            <chart:data-point chart:repeated="3"/>
          </chart:series>
          <chart:series chart:style-name="ch8" chart:values-cell-range-address="Planilha1.B86:Planilha1.D86" chart:label-cell-address="Planilha1.A86:Planilha1.A86" chart:class="chart:bar">
            <chart:data-point chart:repeated="3"/>
          </chart:series>
          <chart:series chart:style-name="ch9" chart:values-cell-range-address="Planilha1.B84:Planilha1.D84" chart:label-cell-address="Planilha1.A84:Planilha1.A84" chart:class="chart:bar">
            <chart:data-point chart:repeated="3"/>
          </chart:series>
          <chart:series chart:style-name="ch10" chart:values-cell-range-address="Planilha1.B87:Planilha1.D87" chart:label-cell-address="Planilha1.A87:Planilha1.A87" chart:class="chart:bar">
            <chart:data-point chart:repeated="3"/>
          </chart:series>
          <chart:series chart:style-name="ch11" chart:values-cell-range-address="Planilha1.B85:Planilha1.D85" chart:label-cell-address="Planilha1.A85:Planilha1.A85" chart:class="chart:bar">
            <chart:data-point chart:repeated="3"/>
          </chart:series>
          <chart:series chart:style-name="ch12" chart:values-cell-range-address="Planilha1.B88:Planilha1.D88" chart:label-cell-address="Planilha1.A88:Planilha1.A88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B82:Planilha1.D8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Otimizado Ballons</text:p>
                <draw:g>
                  <svg:desc>Planilha1.A83:Planilha1.A83</svg:desc>
                </draw:g>
              </table:table-cell>
              <table:table-cell office:value-type="float" office:value="1.109385">
                <text:p>1.109385</text:p>
                <draw:g>
                  <svg:desc>Planilha1.B83:Planilha1.D83</svg:desc>
                </draw:g>
              </table:table-cell>
              <table:table-cell office:value-type="float" office:value="0.953885">
                <text:p>0.953885</text:p>
              </table:table-cell>
              <table:table-cell office:value-type="float" office:value="0.721831">
                <text:p>0.721831</text:p>
              </table:table-cell>
            </table:table-row>
            <table:table-row>
              <table:table-cell office:value-type="string">
                <text:p>OPENMP Ballons</text:p>
                <draw:g>
                  <svg:desc>Planilha1.A86:Planilha1.A86</svg:desc>
                </draw:g>
              </table:table-cell>
              <table:table-cell office:value-type="float" office:value="1.113553">
                <text:p>1.113553</text:p>
                <draw:g>
                  <svg:desc>Planilha1.B86:Planilha1.D86</svg:desc>
                </draw:g>
              </table:table-cell>
              <table:table-cell office:value-type="float" office:value="0.931392">
                <text:p>0.931392</text:p>
              </table:table-cell>
              <table:table-cell office:value-type="float" office:value="0.694221">
                <text:p>0.694221</text:p>
              </table:table-cell>
            </table:table-row>
            <table:table-row>
              <table:table-cell office:value-type="string">
                <text:p>Otimizado Exemplo1</text:p>
                <draw:g>
                  <svg:desc>Planilha1.A84:Planilha1.A84</svg:desc>
                </draw:g>
              </table:table-cell>
              <table:table-cell office:value-type="float" office:value="7.202915">
                <text:p>7.202915</text:p>
                <draw:g>
                  <svg:desc>Planilha1.B84:Planilha1.D84</svg:desc>
                </draw:g>
              </table:table-cell>
              <table:table-cell office:value-type="float" office:value="4.353972">
                <text:p>4.353972</text:p>
              </table:table-cell>
              <table:table-cell office:value-type="float" office:value="4.139895">
                <text:p>4.139895</text:p>
              </table:table-cell>
            </table:table-row>
            <table:table-row>
              <table:table-cell office:value-type="string">
                <text:p>OPENMP Exemplo1</text:p>
                <draw:g>
                  <svg:desc>Planilha1.A87:Planilha1.A87</svg:desc>
                </draw:g>
              </table:table-cell>
              <table:table-cell office:value-type="float" office:value="7.205585">
                <text:p>7.205585</text:p>
                <draw:g>
                  <svg:desc>Planilha1.B87:Planilha1.D87</svg:desc>
                </draw:g>
              </table:table-cell>
              <table:table-cell office:value-type="float" office:value="4.296695">
                <text:p>4.296695</text:p>
              </table:table-cell>
              <table:table-cell office:value-type="float" office:value="4.150345">
                <text:p>4.150345</text:p>
              </table:table-cell>
            </table:table-row>
            <table:table-row>
              <table:table-cell office:value-type="string">
                <text:p>Otimizado Exemplo2</text:p>
                <draw:g>
                  <svg:desc>Planilha1.A85:Planilha1.A85</svg:desc>
                </draw:g>
              </table:table-cell>
              <table:table-cell office:value-type="float" office:value="5.952745">
                <text:p>5.952745</text:p>
                <draw:g>
                  <svg:desc>Planilha1.B85:Planilha1.D85</svg:desc>
                </draw:g>
              </table:table-cell>
              <table:table-cell office:value-type="float" office:value="4.510945">
                <text:p>4.510945</text:p>
              </table:table-cell>
              <table:table-cell office:value-type="float" office:value="4.160243">
                <text:p>4.160243</text:p>
              </table:table-cell>
            </table:table-row>
            <table:table-row>
              <table:table-cell office:value-type="string">
                <text:p>OPENMP Exemplo2</text:p>
                <draw:g>
                  <svg:desc>Planilha1.A88:Planilha1.A88</svg:desc>
                </draw:g>
              </table:table-cell>
              <table:table-cell office:value-type="float" office:value="5.976832">
                <text:p>5.976832</text:p>
                <draw:g>
                  <svg:desc>Planilha1.B88:Planilha1.D88</svg:desc>
                </draw:g>
              </table:table-cell>
              <table:table-cell office:value-type="float" office:value="4.534205">
                <text:p>4.534205</text:p>
              </table:table-cell>
              <table:table-cell office:value-type="float" office:value="4.151521">
                <text:p>4.1515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12cm" svg:height="28.399cm" xlink:href=".." xlink:type="simple" chart:class="chart:bar" chart:style-name="ch1">
        <chart:title svg:x="16.59cm" svg:y="0.703cm" chart:style-name="ch2">
          <text:p>Mini EP2</text:p>
        </chart:title>
        <chart:subtitle svg:x="13.058cm" svg:y="2.049cm" chart:style-name="ch3">
          <text:p>Comparativo entre código Original e os Otimizados </text:p>
        </chart:subtitle>
        <chart:legend chart:legend-position="end" svg:x="32.83cm" svg:y="13.402cm" style:legend-expansion="high" chart:style-name="ch4"/>
        <chart:plot-area chart:style-name="ch5" table:cell-range-address="Planilha1.A132:Planilha1.E135" chart:data-source-has-labels="both" svg:x="0.702cm" svg:y="3.299cm" svg:width="31.426cm" svg:height="23.5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22cm" svg:y="3.299cm" svg:width="30.77cm" svg:height="22.9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15.762cm" svg:y="27.418cm" chart:style-name="ch7">
              <text:p>Threads</text:p>
            </chart:title>
            <chart:categories table:cell-range-address="Planilha1.B132:Planilha1.E132"/>
          </chart:axis>
          <chart:axis chart:dimension="y" chart:name="primary-y" chart:style-name="ch8">
            <chart:grid chart:style-name="ch9" chart:class="major"/>
          </chart:axis>
          <chart:axis chart:dimension="z" chart:name="primary-z" chart:style-name="ch6"/>
          <chart:series chart:style-name="ch10" chart:values-cell-range-address="Planilha1.B133:Planilha1.E133" chart:label-cell-address="Planilha1.A133:Planilha1.A133" chart:class="chart:bar">
            <chart:data-point chart:repeated="4"/>
          </chart:series>
          <chart:series chart:style-name="ch11" chart:values-cell-range-address="Planilha1.B134:Planilha1.E134" chart:label-cell-address="Planilha1.A134:Planilha1.A134" chart:class="chart:bar">
            <chart:data-point chart:repeated="4"/>
          </chart:series>
          <chart:series chart:style-name="ch12" chart:values-cell-range-address="Planilha1.B135:Planilha1.E135" chart:label-cell-address="Planilha1.A135:Planilha1.A13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Planilha1.B132:Planilha1.E1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Ballons</text:p>
                <draw:g>
                  <svg:desc>Planilha1.A133:Planilha1.A133</svg:desc>
                </draw:g>
              </table:table-cell>
              <table:table-cell office:value-type="float" office:value="1.9012">
                <text:p>1.9012</text:p>
                <draw:g>
                  <svg:desc>Planilha1.B133:Planilha1.E133</svg:desc>
                </draw:g>
              </table:table-cell>
              <table:table-cell office:value-type="float" office:value="1.11055">
                <text:p>1.11055</text:p>
              </table:table-cell>
              <table:table-cell office:value-type="float" office:value="0.941395">
                <text:p>0.941395</text:p>
              </table:table-cell>
              <table:table-cell office:value-type="float" office:value="0.702255">
                <text:p>0.702255</text:p>
              </table:table-cell>
            </table:table-row>
            <table:table-row>
              <table:table-cell office:value-type="string">
                <text:p>Exemplo1</text:p>
                <draw:g>
                  <svg:desc>Planilha1.A134:Planilha1.A134</svg:desc>
                </draw:g>
              </table:table-cell>
              <table:table-cell office:value-type="float" office:value="14.79767">
                <text:p>14.79767</text:p>
                <draw:g>
                  <svg:desc>Planilha1.B134:Planilha1.E134</svg:desc>
                </draw:g>
              </table:table-cell>
              <table:table-cell office:value-type="float" office:value="7.204395">
                <text:p>7.204395</text:p>
              </table:table-cell>
              <table:table-cell office:value-type="float" office:value="4.33012">
                <text:p>4.33012</text:p>
              </table:table-cell>
              <table:table-cell office:value-type="float" office:value="4.071955">
                <text:p>4.071955</text:p>
              </table:table-cell>
            </table:table-row>
            <table:table-row>
              <table:table-cell office:value-type="string">
                <text:p>Exemplo2</text:p>
                <draw:g>
                  <svg:desc>Planilha1.A135:Planilha1.A135</svg:desc>
                </draw:g>
              </table:table-cell>
              <table:table-cell office:value-type="float" office:value="11.46187">
                <text:p>11.46187</text:p>
                <draw:g>
                  <svg:desc>Planilha1.B135:Planilha1.E135</svg:desc>
                </draw:g>
              </table:table-cell>
              <table:table-cell office:value-type="float" office:value="4.845385">
                <text:p>4.845385</text:p>
              </table:table-cell>
              <table:table-cell office:value-type="float" office:value="3.777255">
                <text:p>3.777255</text:p>
              </table:table-cell>
              <table:table-cell office:value-type="float" office:value="3.44958">
                <text:p>3.449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689cm" svg:height="20.637cm" xlink:href=".." xlink:type="simple" chart:class="chart:line" chart:style-name="ch1">
        <chart:title svg:x="17.374cm" svg:y="0.548cm" chart:style-name="ch2">
          <text:p>Mini EP2</text:p>
        </chart:title>
        <chart:subtitle svg:x="16.607cm" svg:y="1.739cm" chart:style-name="ch3">
          <text:p>Ganho de Speedup</text:p>
        </chart:subtitle>
        <chart:legend chart:legend-position="end" svg:x="33.81cm" svg:y="9.521cm" style:legend-expansion="high" chart:style-name="ch4"/>
        <chart:plot-area chart:style-name="ch5" table:cell-range-address="Planilha1.B143:Planilha1.E146" chart:data-source-has-labels="both" svg:x="1.744cm" svg:y="2.834cm" svg:width="31.333cm" svg:height="16.41cm">
          <chartooo:coordinate-region svg:x="2.471cm" svg:y="3.033cm" svg:width="30.419cm" svg:height="15.564cm"/>
          <chart:axis chart:dimension="x" chart:name="primary-x" chart:style-name="ch6" chartooo:axis-type="auto">
            <chartooo:date-scale/>
            <chart:title svg:x="16.757cm" svg:y="19.656cm" chart:style-name="ch7">
              <text:p>Threads</text:p>
            </chart:title>
            <chart:categories table:cell-range-address="Planilha1.C143:Planilha1.E143"/>
          </chart:axis>
          <chart:axis chart:dimension="y" chart:name="primary-y" chart:style-name="ch6">
            <chart:title svg:x="0.451cm" svg:y="11.586cm" chart:style-name="ch8">
              <text:p>Ganho</text:p>
            </chart:title>
            <chart:grid chart:style-name="ch9" chart:class="major"/>
          </chart:axis>
          <chart:series chart:style-name="ch10" chart:values-cell-range-address="Planilha1.C144:Planilha1.E144" chart:label-cell-address="Planilha1.B144:Planilha1.B144" chart:class="chart:line">
            <chart:data-point chart:repeated="3"/>
          </chart:series>
          <chart:series chart:style-name="ch11" chart:values-cell-range-address="Planilha1.C145:Planilha1.E145" chart:label-cell-address="Planilha1.B145:Planilha1.B145" chart:class="chart:line">
            <chart:data-point chart:repeated="3"/>
          </chart:series>
          <chart:series chart:style-name="ch12" chart:values-cell-range-address="Planilha1.C146:Planilha1.E146" chart:label-cell-address="Planilha1.B146:Planilha1.B146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C143:Planilha1.E14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Ballons</text:p>
                <draw:g>
                  <svg:desc>Planilha1.B144:Planilha1.B144</svg:desc>
                </draw:g>
              </table:table-cell>
              <table:table-cell office:value-type="float" office:value="1.42">
                <text:p>1.42</text:p>
                <draw:g>
                  <svg:desc>Planilha1.C144:Planilha1.E144</svg:desc>
                </draw:g>
              </table:table-cell>
              <table:table-cell office:value-type="float" office:value="1.51">
                <text:p>1.51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Exemplo1</text:p>
                <draw:g>
                  <svg:desc>Planilha1.B145:Planilha1.B145</svg:desc>
                </draw:g>
              </table:table-cell>
              <table:table-cell office:value-type="float" office:value="1.52">
                <text:p>1.52</text:p>
                <draw:g>
                  <svg:desc>Planilha1.C145:Planilha1.E145</svg:desc>
                </draw:g>
              </table:table-cell>
              <table:table-cell office:value-type="float" office:value="1.71">
                <text:p>1.71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Exemplo2</text:p>
                <draw:g>
                  <svg:desc>Planilha1.B146:Planilha1.B146</svg:desc>
                </draw:g>
              </table:table-cell>
              <table:table-cell office:value-type="float" office:value="1.58">
                <text:p>1.58</text:p>
                <draw:g>
                  <svg:desc>Planilha1.C146:Planilha1.E146</svg:desc>
                </draw:g>
              </table:table-cell>
              <table:table-cell office:value-type="float" office:value="1.68">
                <text:p>1.68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